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eb6" officeooo:paragraph-rsid="000f2eb6"/>
    </style:style>
    <style:style style:name="P2" style:family="paragraph" style:parent-style-name="Standard">
      <style:text-properties officeooo:rsid="00111b51" officeooo:paragraph-rsid="00111b51"/>
    </style:style>
    <style:style style:name="T1" style:family="text">
      <style:text-properties officeooo:rsid="00111b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sis outline</text:p>
      <text:p text:style-name="P1"/>
      <text:p text:style-name="P1"/>
      <text:p text:style-name="P1">Introduction:</text:p>
      <text:p text:style-name="P1">Importance of space exploration. </text:p>
      <text:p text:style-name="P1">Big data generation is difficult to analyze</text:p>
      <text:p text:style-name="P1">Implementation of machine learning for easy handling.</text:p>
      <text:p text:style-name="P1">Metis project, what is it and its purpose</text:p>
      <text:p text:style-name="P1">Possiblity of missed information</text:p>
      <text:p text:style-name="P1">-Objectives</text:p>
      <text:p text:style-name="P1"/>
      <text:p text:style-name="P1"/>
      <text:p text:style-name="P1">Chapter 1: Related work</text:p>
      <text:p text:style-name="P1">Object detection and classification applied in space images.</text:p>
      <text:p text:style-name="P1">Different algorithms and approach</text:p>
      <text:p text:style-name="P1">Results and what we can do.</text:p>
      <text:p text:style-name="P1"/>
      <text:p text:style-name="P1">Chapter 2: Metis project <text:span text:style-name="T1">(background)</text:span></text:p>
      <text:p text:style-name="P1">Telescope explanation</text:p>
      <text:p text:style-name="P1">Data acquisition</text:p>
      <text:p text:style-name="P1">Data distribution</text:p>
      <text:p text:style-name="P1"/>
      <text:p text:style-name="P2">Machine learning models</text:p>
      <text:p text:style-name="P1"/>
      <text:p text:style-name="P1">Chapter 3: Data exploration <text:span text:style-name="T1">(methods)</text:span></text:p>
      <text:p text:style-name="P2">Data acquisition</text:p>
      <text:p text:style-name="P2">Dataset creation and pre-classification</text:p>
      <text:p text:style-name="P2"/>
      <text:p text:style-name="P2">Chapter 4: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5:54:32.156319418</meta:creation-date>
    <meta:generator>LibreOffice/24.2.7.2$Linux_X86_64 LibreOffice_project/420$Build-2</meta:generator>
    <dc:date>2025-03-13T16:26:31.451112924</dc:date>
    <meta:editing-duration>PT9M49S</meta:editing-duration>
    <meta:editing-cycles>1</meta:editing-cycles>
    <meta:document-statistic meta:table-count="0" meta:image-count="0" meta:object-count="0" meta:page-count="1" meta:paragraph-count="21" meta:word-count="83" meta:character-count="600" meta:non-whitespace-character-count="536"/>
  </office:meta>
</office:document-meta>
</file>